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automatic-styles>
    <style:style style:name="P1" style:family="paragraph" style:parent-style-name="Header">
      <style:text-properties officeooo:rsid="00217393" officeooo:paragraph-rsid="0029b662"/>
    </style:style>
    <style:style style:name="P2" style:family="paragraph" style:parent-style-name="Table_20_Contents">
      <style:paragraph-properties fo:text-align="end" style:justify-single-word="false"/>
      <style:text-properties officeooo:rsid="00221841" officeooo:paragraph-rsid="00221841"/>
    </style:style>
    <style:style style:name="P3" style:family="paragraph" style:parent-style-name="Text_20_body">
      <style:paragraph-properties fo:line-height="115%"/>
    </style:style>
    <style:style style:name="P4" style:family="paragraph" style:parent-style-name="Text_20_body">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5"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Contents_20_Heading" style:master-page-name="Index">
      <style:paragraph-properties style:page-number="auto"/>
    </style:style>
    <style:style style:name="P10" style:family="paragraph" style:parent-style-name="Heading_20_1" style:master-page-name="Standard">
      <style:paragraph-properties style:page-number="auto"/>
      <style:text-properties fo:language="zxx" fo:country="none" officeooo:rsid="002ada16" officeooo:paragraph-rsid="003b93ba" style:language-asian="zxx" style:country-asian="none" style:language-complex="zxx" style:country-complex="none"/>
    </style:style>
    <style:style style:name="P11" style:family="paragraph" style:parent-style-name="Heading_20_1" style:master-page-name="Standard">
      <style:paragraph-properties style:page-number="auto"/>
      <style:text-properties officeooo:paragraph-rsid="002ca5ea"/>
    </style:style>
    <style:style style:name="P12" style:family="paragraph" style:parent-style-name="Heading_20_2">
      <style:text-properties officeooo:rsid="0034d7ab" officeooo:paragraph-rsid="0034d7ab"/>
    </style:style>
    <style:style style:name="P13" style:family="paragraph" style:parent-style-name="Heading_20_2">
      <style:text-properties officeooo:rsid="00380648" officeooo:paragraph-rsid="00380648"/>
    </style:style>
    <style:style style:name="P14" style:family="paragraph" style:parent-style-name="Heading_20_2">
      <style:text-properties officeooo:rsid="00384ff8" officeooo:paragraph-rsid="00384ff8"/>
    </style:style>
    <style:style style:name="P15" style:family="paragraph" style:parent-style-name="Heading_20_3">
      <style:text-properties officeooo:paragraph-rsid="0034d7ab"/>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style:font-name="Courier New" fo:font-size="10pt" fo:background-color="transparent"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style:font-name="Courier New" fo:font-size="10pt" officeooo:paragraph-rsid="0034d7ab" fo:background-color="transparen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style:font-name="Courier New" fo:font-size="10pt" officeooo:paragraph-rsid="0035b271" fo:background-color="transparent" style:font-size-asian="10pt" style:font-size-complex="10pt"/>
    </style:style>
    <style:style style:name="P19" style:family="paragraph" style:parent-style-name="Standard">
      <style:text-properties fo:color="#000000" loext:opacity="100%" style:font-name="Courier New" fo:font-size="10pt" officeooo:rsid="0034d7ab" officeooo:paragraph-rsid="0034d7ab" fo:background-color="transparent" style:font-size-asian="10pt" style:font-size-complex="10pt"/>
    </style:style>
    <style:style style:name="P20" style:family="paragraph" style:parent-style-name="Standard">
      <style:text-properties fo:color="#000000" loext:opacity="100%" style:font-name="Liberation Sans" officeooo:rsid="0034d7ab" officeooo:paragraph-rsid="0034d7ab" fo:background-color="transparent"/>
    </style:style>
    <style:style style:name="P21" style:family="paragraph" style:parent-style-name="Table_20_Contents">
      <style:paragraph-properties fo:text-align="end" style:justify-single-word="false"/>
      <style:text-properties officeooo:rsid="002ada16" officeooo:paragraph-rsid="00221841"/>
    </style:style>
    <style:style style:name="P22" style:family="paragraph" style:parent-style-name="Table_20_Contents" style:master-page-name="First_20_Page">
      <style:paragraph-properties fo:text-align="end" style:justify-single-word="false" style:page-number="auto"/>
      <style:text-properties officeooo:rsid="0024826b" officeooo:paragraph-rsid="003a08bc"/>
    </style:style>
    <style:style style:name="P23" style:family="paragraph" style:parent-style-name="Table_20_Contents">
      <style:paragraph-properties fo:text-align="end" style:justify-single-word="false"/>
      <style:text-properties officeooo:rsid="003a08bc" officeooo:paragraph-rsid="003a08bc"/>
    </style:style>
    <style:style style:name="P24" style:family="paragraph" style:parent-style-name="Text_20_body">
      <style:text-properties fo:font-weight="bold" officeooo:paragraph-rsid="002ca5ea" style:font-weight-asian="bold" style:font-weight-complex="bold"/>
    </style:style>
    <style:style style:name="P25" style:family="paragraph" style:parent-style-name="Text_20_body">
      <style:text-properties fo:font-weight="bold" officeooo:paragraph-rsid="0033e41f" style:font-weight-asian="bold" style:font-weight-complex="bold"/>
    </style:style>
    <style:style style:name="P26" style:family="paragraph" style:parent-style-name="Text_20_body">
      <style:text-properties fo:font-weight="normal" officeooo:rsid="002ca5ea" officeooo:paragraph-rsid="002ca5ea" style:font-weight-asian="normal" style:font-weight-complex="normal"/>
    </style:style>
    <style:style style:name="P27" style:family="paragraph" style:parent-style-name="Text_20_body">
      <style:text-properties fo:font-weight="normal" officeooo:rsid="002e34a1" officeooo:paragraph-rsid="002e34a1" style:font-weight-asian="normal" style:font-weight-complex="normal"/>
    </style:style>
    <style:style style:name="P28" style:family="paragraph" style:parent-style-name="Text_20_body">
      <style:text-properties officeooo:rsid="0033e41f" officeooo:paragraph-rsid="0033e41f"/>
    </style:style>
    <style:style style:name="P29" style:family="paragraph" style:parent-style-name="Text_20_body">
      <style:text-properties officeooo:rsid="0033e41f" officeooo:paragraph-rsid="0034d7ab"/>
    </style:style>
    <style:style style:name="P30" style:family="paragraph" style:parent-style-name="Text_20_body">
      <style:text-properties officeooo:rsid="0034d7ab" officeooo:paragraph-rsid="0034d7ab"/>
    </style:style>
    <style:style style:name="P31" style:family="paragraph" style:parent-style-name="Text_20_body">
      <style:text-properties officeooo:paragraph-rsid="0034d7ab"/>
    </style:style>
    <style:style style:name="P32" style:family="paragraph" style:parent-style-name="Text_20_body">
      <style:text-properties style:font-name="Courier New" fo:font-size="10pt" officeooo:rsid="0034d7ab" officeooo:paragraph-rsid="0034d7ab" style:font-size-asian="10pt" style:font-size-complex="10pt"/>
    </style:style>
    <style:style style:name="P33" style:family="paragraph" style:parent-style-name="Text_20_body">
      <style:text-properties officeooo:rsid="00384ff8" officeooo:paragraph-rsid="00384ff8"/>
    </style:style>
    <style:style style:name="P34" style:family="paragraph" style:parent-style-name="Text_20_body" style:list-style-name="L1">
      <style:text-properties officeooo:rsid="00384ff8" officeooo:paragraph-rsid="00384ff8"/>
    </style:style>
    <style:style style:name="P35" style:family="paragraph" style:parent-style-name="Text_20_body">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36" style:family="paragraph" style:parent-style-name="Text_20_body">
      <style:text-properties officeooo:rsid="003b93ba" officeooo:paragraph-rsid="003b93ba"/>
    </style:style>
    <style:style style:name="P37"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3a08bc" officeooo:paragraph-rsid="003a08bc" style:font-name-asian="Noto Sans CJK SC" style:font-size-asian="28pt" style:font-weight-asian="bold" style:font-name-complex="Lohit Devanagari1" style:font-size-complex="28pt" style:font-weight-complex="bold"/>
    </style:style>
    <style:style style:name="T1" style:family="text">
      <style:text-properties fo:color="#7f7f7f" loext:opacity="100%" style:font-name="arial" fo:font-size="10pt" officeooo:rsid="0029b662"/>
    </style:style>
    <style:style style:name="T2" style:family="text">
      <style:text-properties fo:color="#7f7f7f" loext:opacity="100%" style:font-name="arial" fo:font-size="10pt" officeooo:rsid="002ada16"/>
    </style:style>
    <style:style style:name="T3" style:family="text">
      <style:text-properties style:font-name="Liberation Serif"/>
    </style:style>
    <style:style style:name="T4" style:family="text">
      <style:text-properties officeooo:rsid="002ada16"/>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officeooo:rsid="003c1fea" style:language-asian="zxx" style:country-asian="none" style:language-complex="zxx" style:country-complex="none"/>
    </style:style>
    <style:style style:name="T7" style:family="text">
      <style:text-properties officeooo:rsid="002ca5ea"/>
    </style:style>
    <style:style style:name="T8" style:family="text">
      <style:text-properties fo:font-style="italic" style:font-style-asian="italic" style:font-style-complex="italic"/>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font-name="Courier New" fo:font-style="italic" style:font-style-asian="italic" style:font-style-complex="italic"/>
    </style:style>
    <style:style style:name="T12" style:family="text">
      <style:text-properties style:font-name="Courier New" fo:font-size="10pt" officeooo:rsid="0034d7ab" style:font-size-asian="10pt" style:font-size-complex="10pt"/>
    </style:style>
    <style:style style:name="T13" style:family="text">
      <style:text-properties officeooo:rsid="002e2682"/>
    </style:style>
    <style:style style:name="T14" style:family="text">
      <style:text-properties officeooo:rsid="002ff846"/>
    </style:style>
    <style:style style:name="T15" style:family="text">
      <style:text-properties officeooo:rsid="0031250e"/>
    </style:style>
    <style:style style:name="T16" style:family="text">
      <style:text-properties officeooo:rsid="003207f7"/>
    </style:style>
    <style:style style:name="T17" style:family="text">
      <style:text-properties officeooo:rsid="0034d7ab"/>
    </style:style>
    <style:style style:name="T18" style:family="text">
      <style:text-properties officeooo:rsid="0034d7ab"/>
    </style:style>
    <style:style style:name="T19" style:family="text">
      <style:text-properties fo:font-weight="bold" style:font-weight-asian="bold"/>
    </style:style>
    <style:style style:name="T20" style:family="text">
      <style:text-properties officeooo:rsid="0035b271"/>
    </style:style>
    <style:style style:name="T21" style:family="text">
      <style:text-properties officeooo:rsid="0035b271"/>
    </style:style>
    <style:style style:name="T22" style:family="text">
      <style:text-properties officeooo:rsid="0035b271"/>
    </style:style>
    <style:style style:name="T23" style:family="text">
      <style:text-properties officeooo:rsid="0035b27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arquina Meseguer, Alfredo </text:p>
      <text:p text:style-name="P23">Programación Concurrente y Distribuida</text:p>
      <text:p text:style-name="P23">Grupo 2, Subgrupo 2</text:p>
      <text:p text:style-name="P23">Junio 23/24</text:p>
      <text:p text:style-name="P23">Martínez España, Raquel </text:p>
      <text:p text:style-name="P4"/>
      <text:p text:style-name="P5"/>
      <text:p text:style-name="P5"/>
      <text:p text:style-name="P4"/>
      <text:p text:style-name="P37">Proyecto Programación Concurrente Y Distribuid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 text:outline-level="1" text:is-list-header="true"><text:bookmark-start text:name="__RefHeading___Toc342_2849791591"/>Nota<text:bookmark-end text:name="__RefHeading___Toc342_2849791591"/></text:h>
      <text:p text:style-name="P36"><text:span text:style-name="T5">Buenas, </text:span></text:p>
      <text:p text:style-name="P36"><text:span text:style-name="T5">Dos aclaraciones sobre esta estrega:</text:span></text:p>
      <text:p text:style-name="P36"><text:span text:style-name="T5">La primera es que he realizado la entrega en este formato, </text:span><text:span text:style-name="T6">usando una plantilla que tengo de otras asignaturas</text:span><text:span text:style-name="T5">, para comprobar si sería adecuado (sin esta nota claro) para la entrega final.</text:span></text:p>
      <text:p text:style-name="P36"><text:span text:style-name="T5">La segunda es que he realizado el ejercicio 1 entero con las partes, que tras leer la tarea me he dado cuenta de que no se pedía. Le pido disculpas y que, por favor, las ignore.</text:span></text:p>
      <text:p text:style-name="P2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Índice</text:p>
          </text:index-title>
          <text:p text:style-name="P6"><text:a xlink:type="simple" xlink:href="#__RefHeading___Toc342_2849791591" text:style-name="Index_20_Link" text:visited-style-name="Index_20_Link">Nota<text:tab/>2</text:a></text:p>
          <text:p text:style-name="P6"><text:a xlink:type="simple" xlink:href="#__RefHeading___Toc344_2849791591" text:style-name="Index_20_Link" text:visited-style-name="Index_20_Link">1 Ejercicio 1<text:tab/>4</text:a></text:p>
          <text:p text:style-name="P7"><text:a xlink:type="simple" xlink:href="#__RefHeading___Toc346_2849791591" text:style-name="Index_20_Link" text:visited-style-name="Index_20_Link">1.1 Código<text:tab/>4</text:a></text:p>
          <text:p text:style-name="P8"><text:a xlink:type="simple" xlink:href="#__RefHeading___Toc348_2849791591" text:style-name="Index_20_Link" text:visited-style-name="Index_20_Link">1.1.1 Pseudo código<text:tab/>4</text:a></text:p>
          <text:p text:style-name="P8"><text:a xlink:type="simple" xlink:href="#__RefHeading___Toc350_2849791591" text:style-name="Index_20_Link" text:visited-style-name="Index_20_Link">1.1.2 Código Java<text:tab/>7</text:a></text:p>
          <text:p text:style-name="P7"><text:a xlink:type="simple" xlink:href="#__RefHeading___Toc2438_2849791591" text:style-name="Index_20_Link" text:visited-style-name="Index_20_Link">1.2 Cuestiones<text:tab/>9</text:a></text:p>
          <text:p text:style-name="P8"><text:a xlink:type="simple" xlink:href="#__RefHeading___Toc352_2849791591" text:style-name="Index_20_Link" text:visited-style-name="Index_20_Link">1.2.1 Apartado A<text:tab/>9</text:a></text:p>
          <text:p text:style-name="P8"><text:a xlink:type="simple" xlink:href="#__RefHeading___Toc354_2849791591" text:style-name="Index_20_Link" text:visited-style-name="Index_20_Link">1.2.2 Apartado B<text:tab/>10</text:a></text:p>
          <text:p text:style-name="P8"><text:a xlink:type="simple" xlink:href="#__RefHeading___Toc356_2849791591" text:style-name="Index_20_Link" text:visited-style-name="Index_20_Link">1.2.3 Apartado C<text:tab/>10</text:a></text:p>
          <text:p text:style-name="P7"><text:a xlink:type="simple" xlink:href="#__RefHeading___Toc2440_2849791591" text:style-name="Index_20_Link" text:visited-style-name="Index_20_Link">1.3 Recursos No Compartibles Y Sincronización<text:tab/>11</text:a></text:p>
        </text:index-body>
      </text:table-of-content>
      <text:p text:style-name="P3"/>
      <text:h text:style-name="P11" text:outline-level="1"><text:bookmark-start text:name="__RefHeading___Toc344_2849791591"/><text:span text:style-name="T7">Ejercicio 1</text:span><text:bookmark-end text:name="__RefHeading___Toc344_2849791591"/></text:h>
      <text:h text:style-name="P12" text:outline-level="2"><text:bookmark-start text:name="__RefHeading___Toc346_2849791591"/>Código<text:bookmark-end text:name="__RefHeading___Toc346_2849791591"/></text:h>
      <text:h text:style-name="Heading_20_3" text:outline-level="3"><text:bookmark-start text:name="__RefHeading___Toc348_2849791591"/>Pseudo código<text:bookmark-end text:name="__RefHeading___Toc348_2849791591"/></text:h>
      <text:p text:style-name="P32">// Variables goblales</text:p>
      <text:p text:style-name="P32">arrayLectura: array[110] de entero</text:p>
      <text:p text:style-name="P32">arrayEscritura: array[11] de entero</text:p>
      <text:p text:style-name="P32"/>
      <text:p text:style-name="P32">// También se puede calcular el inicio y final dentro del proceso, </text:p>
      <text:p text:style-name="P32">// pero para ello tendríamos que asumir que la distancia entre inicio y final</text:p>
      <text:p text:style-name="P32">// es de 11, de esta manera funciona para cualquier N donde el primer elemento </text:p>
      <text:p text:style-name="P32">// es un número y la distancia entre inicio y final es impar. </text:p>
      <text:p text:style-name="P32">// Si fuera par funcionaría pero la última operación se la comería </text:p>
      <text:p text:style-name="P32">proccess type proceso (id:entero, inicio:entero, final: entero, semaforo:semaphore)</text:p>
      <text:p text:style-name="P32">begin </text:p>
      <text:p text:style-name="P32"><text:tab/>total: entero</text:p>
      <text:p text:style-name="P32"><text:tab/>// Si es false el elemento actual es una op si es true es un numero</text:p>
      <text:p text:style-name="P32"><text:tab/>esNum: booleano <text:s/>// Sustituible por: (elementoActual-inicio)%2 == 1</text:p>
      <text:p text:style-name="P32"><text:tab/>operación: entero</text:p>
      <text:p text:style-name="P32"><text:tab/>temp: entero</text:p>
      <text:p text:style-name="P32">end;</text:p>
      <text:p text:style-name="P32">begin</text:p>
      <text:p text:style-name="P32"><text:tab/>// Inicialización variables</text:p>
      <text:p text:style-name="P32"><text:tab/>esNum = false;</text:p>
      <text:p text:style-name="P32"><text:tab/>operación = 0;</text:p>
      <text:p text:style-name="P32"><text:tab/>// Guardamos el valor del primer elemento pues se añade</text:p>
      <text:p text:style-name="P32"><text:tab/>// al total de forma diferente al resto.</text:p>
      <text:p text:style-name="P32"><text:tab/>total = arrayLectura[inicio];</text:p>
      <text:p text:style-name="P32"><text:tab/>// Recorremos las sección del array dada, </text:p>
      <text:p text:style-name="P32"><text:tab/>// salvo el primer que </text:p>
      <text:p text:style-name="P32"><text:tab/>for i = incio+1 .. final then</text:p>
      <text:p text:style-name="P32"><text:soft-page-break/><text:tab/><text:tab/>temp = arrayLectura[i] // guardamos en local por buenas prácticas</text:p>
      <text:p text:style-name="P32"><text:tab/><text:tab/>if esNum then</text:p>
      <text:p text:style-name="P32"><text:tab/><text:tab/><text:tab/>// Si es un número tenemos que añadirlo al total.</text:p>
      <text:p text:style-name="P32"><text:tab/><text:tab/><text:tab/>// Recordemos que la variable operación contiene</text:p>
      <text:p text:style-name="P32"><text:tab/><text:tab/><text:tab/>// el identificador de la operación dada por la</text:p>
      <text:p text:style-name="P32"><text:tab/><text:tab/><text:tab/>// posición anterior an num en el arrayLectura.</text:p>
      <text:p text:style-name="P32"><text:tab/><text:tab/><text:tab/>total = calcular(total, temp, operacion);</text:p>
      <text:p text:style-name="P32"><text:tab/><text:tab/>else </text:p>
      <text:p text:style-name="P32"><text:tab/><text:tab/><text:tab/>// Guardamos la operación para poder llamarla con calcular </text:p>
      <text:p text:style-name="P32"><text:tab/><text:tab/><text:tab/>operación = temp;</text:p>
      <text:p text:style-name="P32"><text:tab/><text:tab/>finif<text:tab/><text:tab/></text:p>
      <text:p text:style-name="P32"><text:tab/><text:tab/>// Como las operaciones y los número se alternan nuestra</text:p>
      <text:p text:style-name="P32"><text:tab/><text:tab/>// variable de identificación también.</text:p>
      <text:p text:style-name="P32"><text:tab/><text:tab/>esNum = !esNum; // Alternar variable booleana</text:p>
      <text:p text:style-name="P32"><text:tab/>finfor</text:p>
      <text:p text:style-name="P32"><text:tab/>// Escritura en arrayEscritura</text:p>
      <text:p text:style-name="P32"><text:tab/>arrayEscritura[id] = total;</text:p>
      <text:p text:style-name="P32"><text:tab/>// La sección crítica solo requiere el uso de la salida</text:p>
      <text:p text:style-name="P32"><text:tab/>wait(semaforo);<text:tab/></text:p>
      <text:p text:style-name="P32"><text:tab/>writeln(id,total); // Imprimir el mensaje</text:p>
      <text:p text:style-name="P32"><text:tab/>signal(semaforo);</text:p>
      <text:p text:style-name="P32">end;</text:p>
      <text:p text:style-name="P32">/* <text:tab/>Función que realiza una operación sobre los números num1 y num2 </text:p>
      <text:p text:style-name="P32"><text:tab/>según el valor de op</text:p>
      <text:p text:style-name="P32"><text:tab/>Si el valor de op es:</text:p>
      <text:p text:style-name="P32"><text:tab/><text:tab/>1 Suma</text:p>
      <text:p text:style-name="P32"><text:tab/><text:tab/>2 resta</text:p>
      <text:p text:style-name="P32"><text:tab/><text:tab/>3 Multiplicación</text:p>
      <text:p text:style-name="P32"><text:tab/><text:tab/>otro error*/</text:p>
      <text:p text:style-name="P32">entero function calcular(num1: entero, num2: entero, op: entero)</text:p>
      <text:p text:style-name="P32">begin<text:tab/></text:p>
      <text:p text:style-name="P32"><text:tab/>total:entero;</text:p>
      <text:p text:style-name="P32">end;</text:p>
      <text:p text:style-name="P32">begin</text:p>
      <text:p text:style-name="P32"><text:soft-page-break/><text:tab/>switch temp then</text:p>
      <text:p text:style-name="P32"><text:tab/><text:tab/>case 1:</text:p>
      <text:p text:style-name="P32"><text:tab/><text:tab/><text:tab/>total = num1 + num2;<text:tab/><text:tab/></text:p>
      <text:p text:style-name="P32"><text:tab/><text:tab/>case 2:</text:p>
      <text:p text:style-name="P32"><text:tab/><text:tab/><text:tab/>total = num1 - num2;</text:p>
      <text:p text:style-name="P32"><text:tab/><text:tab/>case 3:</text:p>
      <text:p text:style-name="P32"><text:tab/><text:tab/><text:tab/>total = num1 * num2;</text:p>
      <text:p text:style-name="P32"><text:tab/><text:tab/>default:</text:p>
      <text:p text:style-name="P32"><text:tab/><text:tab/><text:tab/>// Lanzar error</text:p>
      <text:p text:style-name="P32"><text:tab/>finswitch</text:p>
      <text:p text:style-name="P32"><text:tab/>return total</text:p>
      <text:p text:style-name="P32">end;</text:p>
      <text:p text:style-name="P32">/* <text:tab/>Caculamos la suma de todos los valores guardados en</text:p>
      <text:p text:style-name="P32"><text:tab/>el array de escritura.*/</text:p>
      <text:p text:style-name="P32">entero function calculoArrayEscritura():</text:p>
      <text:p text:style-name="P32">begin</text:p>
      <text:p text:style-name="P32"><text:tab/>total:entero</text:p>
      <text:p text:style-name="P32">end</text:p>
      <text:p text:style-name="P32">begin</text:p>
      <text:p text:style-name="P32"><text:tab/>total =arrayEscritura[0]</text:p>
      <text:p text:style-name="P32"><text:tab/>for i = 1 .. len(arrayEscritura)-1:</text:p>
      <text:p text:style-name="P32"><text:tab/><text:tab/>total += arrayEscritura[i];</text:p>
      <text:p text:style-name="P32"><text:tab/>return total;</text:p>
      <text:p text:style-name="P32">end;</text:p>
      <text:p text:style-name="P32"/>
      <text:p text:style-name="P32">main()</text:p>
      <text:p text:style-name="P32">begin</text:p>
      <text:p text:style-name="P32"><text:tab/>procesos: array[1..11] de procesos;<text:tab/></text:p>
      <text:p text:style-name="P32"><text:tab/>solución: entero;</text:p>
      <text:p text:style-name="P32"><text:tab/>semaforo: semaphore;</text:p>
      <text:p text:style-name="P32">end</text:p>
      <text:p text:style-name="P32">begin</text:p>
      <text:p text:style-name="P32"/>
      <text:p text:style-name="P32"><text:tab/>writeln("Comienzo de ejecución");</text:p>
      <text:p text:style-name="P32"><text:soft-page-break/></text:p>
      <text:p text:style-name="P32"><text:tab/>// Definimos procesos</text:p>
      <text:p text:style-name="P32"><text:tab/>for i = 0 .. len(arrayEscritura)-1 do</text:p>
      <text:p text:style-name="P32"><text:tab/><text:tab/>procesos[i] = proceso(i, i*11, (i+1)*11-1, semaforo)</text:p>
      <text:p text:style-name="P32"><text:tab/></text:p>
      <text:p text:style-name="P32"><text:tab/>// lanzar procesos</text:p>
      <text:p text:style-name="P32"><text:tab/>cobegin </text:p>
      <text:p text:style-name="P32"><text:tab/>for i = 0 .. len(arrayEscritura)-1 do</text:p>
      <text:p text:style-name="P32"><text:tab/><text:tab/>procesos[i].launch();</text:p>
      <text:p text:style-name="P32"><text:tab/>coend;</text:p>
      <text:p text:style-name="P32"><text:tab/>writeln ("Calculando resultado final");</text:p>
      <text:p text:style-name="P32"><text:tab/>solución = calculoArrayEscritura();</text:p>
      <text:p text:style-name="P32"><text:tab/>writeln("El total es:",solución);</text:p>
      <text:p text:style-name="P31"><text:span text:style-name="T12">end;</text:span></text:p>
      <text:h text:style-name="P15" text:outline-level="3"><text:bookmark-start text:name="__RefHeading___Toc350_2849791591"/><text:span text:style-name="T17">Código Java</text:span><text:bookmark-end text:name="__RefHeading___Toc350_2849791591"/></text:h>
      <text:p text:style-name="P30">Código de Programa principal</text:p>
      <text:p text:style-name="P16">public class Ejercicio1 {</text:p>
      <text:p text:style-name="P16"><text:tab/>public static int totalArrayEscritura(Integer... arrayEscritura) {</text:p>
      <text:p text:style-name="P16"><text:tab/><text:tab/>return Arrays.<text:span text:style-name="T9">stream</text:span>(arrayEscritura).reduce(0, Integer::<text:span text:style-name="T9">sum</text:span>);</text:p>
      <text:p text:style-name="P16"><text:tab/>}</text:p>
      <text:p text:style-name="P16"/>
      <text:p text:style-name="P16"><text:tab/>public static void main(String[] args) {</text:p>
      <text:p text:style-name="P16"><text:tab/><text:tab/>ReentrantLock lock = new ReentrantLock();</text:p>
      <text:p text:style-name="P16"><text:tab/><text:tab/>Integer[] arrayLectura = new Integer[110];</text:p>
      <text:p text:style-name="P16"><text:tab/><text:tab/>for (int i =0; i&lt;110; i++) {</text:p>
      <text:p text:style-name="P16"><text:tab/><text:tab/><text:tab/>if (i%11%2==1)</text:p>
      <text:p text:style-name="P16"><text:tab/><text:tab/><text:tab/><text:tab/>arrayLectura[i] = (int) (Math.<text:span text:style-name="T9">random</text:span>() * (3)) + 1;<text:tab/><text:tab/></text:p>
      <text:p text:style-name="P16"><text:tab/><text:tab/><text:tab/>else </text:p>
      <text:p text:style-name="P16"><text:tab/><text:tab/><text:tab/><text:tab/>arrayLectura[i] = (int) (Math.<text:span text:style-name="T9">random</text:span>() * (100)) + 1;</text:p>
      <text:p text:style-name="P16"><text:tab/><text:tab/>}</text:p>
      <text:p text:style-name="P16"><text:tab/><text:tab/>Integer[] arrayEscritura = new Integer[10];</text:p>
      <text:p text:style-name="P16"><text:tab/><text:tab/>HiloEj1[] procesos = new HiloEj1[10];</text:p>
      <text:p text:style-name="P16"/>
      <text:p text:style-name="P16"><text:tab/><text:tab/>System.<text:span text:style-name="T10">out</text:span>.println("Comienzo");</text:p>
      <text:p text:style-name="P16"/>
      <text:p text:style-name="P16"><text:tab/><text:tab/>System.<text:span text:style-name="T10">out</text:span>.println("Creando procesos");</text:p>
      <text:p text:style-name="P16"><text:tab/><text:tab/>for (int i = 0; i &lt; 10; i++) {</text:p>
      <text:p text:style-name="P17"><text:tab/><text:tab/><text:tab/>procesos[i] = new HiloEj1(lock, i, i * 11,</text:p>
      <text:p text:style-name="P17">(i + 1) * 11 - 1, arrayLectura, arrayEscritura);</text:p>
      <text:p text:style-name="P16"><text:tab/><text:tab/>}</text:p>
      <text:p text:style-name="P16"/>
      <text:p text:style-name="P16"><text:tab/><text:tab/>System.<text:span text:style-name="T10">out</text:span>.println("Ejecutando procesos");</text:p>
      <text:p text:style-name="P16"><text:tab/><text:tab/>Arrays.<text:span text:style-name="T9">stream</text:span>(procesos).forEach(p -&gt; p.run());</text:p>
      <text:p text:style-name="P16"/>
      <text:p text:style-name="P16"><text:tab/><text:tab/>Arrays.<text:span text:style-name="T9">stream</text:span>(procesos).forEach(p -&gt; {</text:p>
      <text:p text:style-name="P16"><text:tab/><text:tab/><text:tab/>try {</text:p>
      <text:p text:style-name="P16"><text:soft-page-break/><text:tab/><text:tab/><text:tab/><text:tab/>p.join();</text:p>
      <text:p text:style-name="P16"><text:tab/><text:tab/><text:tab/>} catch (InterruptedException e) {</text:p>
      <text:p text:style-name="P16"><text:tab/><text:tab/><text:tab/><text:tab/>// <text:span text:style-name="T19">TODO</text:span> Auto-generated catch block</text:p>
      <text:p text:style-name="P16"><text:tab/><text:tab/><text:tab/><text:tab/>e.printStackTrace();</text:p>
      <text:p text:style-name="P16"><text:tab/><text:tab/><text:tab/>}</text:p>
      <text:p text:style-name="P16"><text:tab/><text:tab/>});</text:p>
      <text:p text:style-name="P16"><text:tab/><text:tab/>System.<text:span text:style-name="T10">out</text:span>.println("Fin de ejecución de procesos. Sumando total.");</text:p>
      <text:p text:style-name="P16"/>
      <text:p text:style-name="P16"><text:tab/><text:tab/>int total = <text:span text:style-name="T9">totalArrayEscritura</text:span>(arrayEscritura);</text:p>
      <text:p text:style-name="P16"><text:tab/><text:tab/>System.<text:span text:style-name="T10">out</text:span>.println("El total es: " + total + ".");</text:p>
      <text:p text:style-name="P16"><text:tab/>}</text:p>
      <text:p text:style-name="P16">}</text:p>
      <text:p text:style-name="P20"/>
      <text:p text:style-name="P20">Código Hilo:</text:p>
      <text:p text:style-name="P16">public class HiloEj1 extends Thread{</text:p>
      <text:p text:style-name="P16"/>
      <text:p text:style-name="P16"><text:tab/>// <text:span text:style-name="T17">Semáforo binario, cerrjo, de protección de la sección crítica</text:span></text:p>
      <text:p text:style-name="P16"><text:tab/>private final ReentrantLock cerrojo;</text:p>
      <text:p text:style-name="P16"><text:tab/>// <text:span text:style-name="T17">Id del proceso dada por el proceso principal</text:span></text:p>
      <text:p text:style-name="P16"><text:tab/>private final int processId;</text:p>
      <text:p text:style-name="P16"><text:span text:style-name="T17"><text:tab/>// Índice del primer elemento del array de lectura permitido</text:span></text:p>
      <text:p text:style-name="P16"><text:tab/>private final int inicioArrayLectura;</text:p>
      <text:p text:style-name="P17"><text:span text:style-name="T17"><text:tab/>// Índice del último elemento del array de lectura permitido</text:span></text:p>
      <text:p text:style-name="P16"><text:tab/>private final int finArrayLectura;</text:p>
      <text:p text:style-name="P16"><text:tab/>// <text:span text:style-name="T17">Referencia al array de lectura, para acceso al mismo</text:span></text:p>
      <text:p text:style-name="P16"><text:tab/>private final Integer[] arrayLectura;</text:p>
      <text:p text:style-name="P17"><text:tab/>// <text:span text:style-name="T17">Referencia al array de escritura, para acceso al mismo</text:span></text:p>
      <text:p text:style-name="P16"><text:tab/>private final Integer[] arrayEscritura;</text:p>
      <text:p text:style-name="P16"/>
      <text:p text:style-name="P16"><text:tab/>/<text:span text:style-name="T17">* Constructor setters y getters */</text:span></text:p>
      <text:p text:style-name="P16"/>
      <text:p text:style-name="P16"><text:tab/>public void run() {</text:p>
      <text:p text:style-name="P16"><text:tab/><text:tab/>int operacion = 0; // <text:span text:style-name="T17">Entero de la última operación encontrada</text:span></text:p>
      <text:p text:style-name="P16"><text:tab/><text:tab/>int temp; // <text:span text:style-name="T17">Elemento actual del array de Lectura</text:span></text:p>
      <text:p text:style-name="P18"><text:span text:style-name="T17"><text:tab/><text:tab/>// </text:span><text:span text:style-name="T20">Indicador de si el elemento actual es una operación o un número</text:span></text:p>
      <text:p text:style-name="P16"><text:tab/><text:tab/>boolean esNum = false; </text:p>
      <text:p text:style-name="P16"><text:tab/><text:tab/>// <text:span text:style-name="T20">Variable donde calculamos el total de la operación</text:span></text:p>
      <text:p text:style-name="P16"><text:tab/><text:tab/>// <text:span text:style-name="T20">El primer elemento se lee diferente</text:span></text:p>
      <text:p text:style-name="P16"><text:tab/><text:tab/>int total = arrayLectura[inicioArrayLectura];</text:p>
      <text:p text:style-name="P16"/>
      <text:p text:style-name="P16"><text:tab/><text:tab/>// <text:span text:style-name="T20">Iteramos desde el inicio permitido hasta el final para leer el </text:span></text:p>
      <text:p text:style-name="P16"><text:tab/><text:tab/>// <text:span text:style-name="T20">array de escritura</text:span></text:p>
      <text:p text:style-name="P16"><text:tab/><text:tab/>for (int i = inicioArrayLectura + 1; i &lt;= finArrayLectura; i++) {</text:p>
      <text:p text:style-name="P16"><text:tab/><text:tab/><text:tab/>temp = arrayLectura[i];</text:p>
      <text:p text:style-name="P16"><text:tab/></text:p>
      <text:p text:style-name="P16"><text:tab/><text:tab/><text:tab/>if (esNum) // <text:span text:style-name="T20">Si es num calculamos</text:span></text:p>
      <text:p text:style-name="P16"><text:tab/><text:tab/><text:tab/><text:tab/>total = calcular(total, temp, operacion);</text:p>
      <text:p text:style-name="P16"><text:tab/><text:tab/><text:tab/>else // <text:span text:style-name="T20">Si es operación guardamos para la llamada de calcular</text:span></text:p>
      <text:p text:style-name="P16"><text:tab/><text:tab/><text:tab/><text:tab/>operacion = temp;</text:p>
      <text:p text:style-name="P16"><text:tab/><text:tab/><text:tab/>// <text:span text:style-name="T20">Alternamos valor como se alterna entre núms y ops</text:span></text:p>
      <text:p text:style-name="P16"><text:tab/><text:tab/><text:tab/>esNum = !esNum;</text:p>
      <text:p text:style-name="P16"><text:tab/><text:tab/>}</text:p>
      <text:p text:style-name="P16"><text:tab/><text:tab/>// <text:span text:style-name="T20">Escribir en array de escritura total de operaciones</text:span></text:p>
      <text:p text:style-name="P16"><text:tab/><text:tab/>arrayEscritura[processId] = total;</text:p>
      <text:p text:style-name="P16"/>
      <text:p text:style-name="P16"><text:tab/><text:tab/>//<text:span text:style-name="T20">Sección crítica</text:span></text:p>
      <text:p text:style-name="P16"><text:tab/><text:tab/>cerrojo.lock(); // <text:span text:style-name="T20">Bloquear cerrojo</text:span></text:p>
      <text:p text:style-name="P16"><text:span text:style-name="T20"><text:tab/><text:tab/>// Imprimir mensaje</text:span></text:p>
      <text:p text:style-name="P16"><text:tab/><text:tab/>System.<text:span text:style-name="T10">out</text:span>.println(</text:p>
      <text:p text:style-name="P16"><text:soft-page-break/><text:tab/><text:tab/><text:tab/><text:tab/>"***************\nProceso terminado: " + processId + "\nDa como resultado: " + total + "\n***************");</text:p>
      <text:p text:style-name="P16"><text:tab/><text:tab/>cerrojo.unlock(); // <text:span text:style-name="T20">Liberar cerrojo</text:span></text:p>
      <text:p text:style-name="P16"><text:tab/>}</text:p>
      <text:p text:style-name="P16"><text:tab/></text:p>
      <text:p text:style-name="P18"><text:tab/>/<text:span text:style-name="T20">* Calculo de una operación entre num1 y num2. El valor de operación</text:span></text:p>
      <text:p text:style-name="P18"><text:tab/><text:span text:style-name="T20">determina la operación a realizar: 1 es suma, 2 es resta y 3 es</text:span></text:p>
      <text:p text:style-name="P18"><text:span text:style-name="T20"><text:tab/>multiplicación. Cualquier otro valor es ilegal.</text:span></text:p>
      <text:p text:style-name="P18"><text:span text:style-name="T20">*/</text:span></text:p>
      <text:p text:style-name="P16"><text:tab/>private int calcular(int num1, int num2, int operacion) {</text:p>
      <text:p text:style-name="P16"><text:tab/><text:tab/>int total;</text:p>
      <text:p text:style-name="P16"/>
      <text:p text:style-name="P16"><text:tab/><text:tab/>try {</text:p>
      <text:p text:style-name="P16"><text:tab/><text:tab/><text:tab/>switch (operacion) {</text:p>
      <text:p text:style-name="P16"><text:tab/><text:tab/><text:tab/>case 1:</text:p>
      <text:p text:style-name="P16"><text:tab/><text:tab/><text:tab/><text:tab/>total = num1 + num2;</text:p>
      <text:p text:style-name="P16"><text:tab/><text:tab/><text:tab/><text:tab/>break;</text:p>
      <text:p text:style-name="P16"><text:tab/><text:tab/><text:tab/>case 2:</text:p>
      <text:p text:style-name="P16"><text:tab/><text:tab/><text:tab/><text:tab/>total = num1 - num2;</text:p>
      <text:p text:style-name="P16"><text:tab/><text:tab/><text:tab/><text:tab/>break;</text:p>
      <text:p text:style-name="P16"/>
      <text:p text:style-name="P16"><text:tab/><text:tab/><text:tab/>case 3:</text:p>
      <text:p text:style-name="P16"><text:tab/><text:tab/><text:tab/><text:tab/>total = num1 * num2;</text:p>
      <text:p text:style-name="P16"><text:tab/><text:tab/><text:tab/><text:tab/>break;</text:p>
      <text:p text:style-name="P16"><text:tab/><text:tab/><text:tab/>default:</text:p>
      <text:p text:style-name="P16"><text:tab/><text:tab/><text:tab/><text:tab/>throw new IllegalArgumentException("Error calculando la operacion " + num1 + " " + num2 + " " + operacion + " En el proceso " + processId);</text:p>
      <text:p text:style-name="P16"><text:tab/><text:tab/><text:tab/>}</text:p>
      <text:p text:style-name="P16"><text:tab/><text:tab/>} catch (Exception e) {</text:p>
      <text:p text:style-name="P16"><text:tab/><text:tab/><text:tab/>e.printStackTrace();</text:p>
      <text:p text:style-name="P16"><text:tab/><text:tab/><text:tab/>total = 0;</text:p>
      <text:p text:style-name="P16"><text:tab/><text:tab/>}</text:p>
      <text:p text:style-name="P16"><text:tab/><text:tab/>return total;</text:p>
      <text:p text:style-name="P16"><text:tab/>}</text:p>
      <text:p text:style-name="P16">}</text:p>
      <text:p text:style-name="P19"/>
      <text:h text:style-name="P13" text:outline-level="2"><text:bookmark-start text:name="__RefHeading___Toc2438_2849791591"/>Cuestiones<text:bookmark-end text:name="__RefHeading___Toc2438_2849791591"/></text:h>
      <text:h text:style-name="Heading_20_3" text:outline-level="3"><text:bookmark-start text:name="__RefHeading___Toc352_2849791591"/>Apartado A<text:bookmark-end text:name="__RefHeading___Toc352_2849791591"/></text:h>
      <text:p text:style-name="P24">¿Qué acciones pueden realizar los hilos concurrentemente? Justifica la respuesta.</text:p>
      <text:p text:style-name="P26">Los diferentes procesos pueden realizar las acciones concurrentemente siempre que no estén utilizando un recurso global no compartible. Estos recursos pueden ser tanto software (una variable) como hardware (pantalla), los problemas suelen surgir cuando los procesos escriben en ellos. En este caso, en cada proceso podemos identificar tres recursos que utilizan todos los procesos, el array de lectura, el array de escritura y la pantalla. </text:p>
      <text:p text:style-name="P26">El array de lectura (si lo consideramos un solo recurso) cumple la condición de Bernstein ya que ninguno de los procesos, salvo el método main donde no hay concurrencia, edita dicho array, por lo que no hay que preocuparse de su uso.</text:p>
      <text:p text:style-name="P26"><text:soft-page-break/>El array de escritura en un principio parece no cumplir dicha condición pues todos los procesos escriben en él. Sin embargo, si miramos fijamente al comportamiento de los hilos, estos tiene una sola posición donde pueden escribir, sin compartirla con ningún otro proceso. Esto provoca que este recurso no sea, de hecho, compartido, por lo que no hace falta defenderlo. De la misma manera se podría analizar el array de lectura, sin embargo, como nunca se llega a escribir en este no es necesario.</text:p>
      <text:p text:style-name="P26">Finalmente, tenemos la pantalla, que es accedida mediante la llamada a sistema <text:span text:style-name="T11">System.out.println</text:span>. Este sí que se trata de un recurso no compartible, pues si bien cada proceso es diferente, todos comparten la misma consola de salida estándar.</text:p>
      <text:p text:style-name="P26">Con esto llegamos a la conclusión de que todas las acciones se pueden realizar concurrentemente salvo <text:span text:style-name="T13">las impresiones por </text:span>pantalla que tiene<text:span text:style-name="T13">n</text:span> que ser protegid<text:span text:style-name="T13">as</text:span>.</text:p>
      <text:h text:style-name="Heading_20_3" text:outline-level="3"><text:bookmark-start text:name="__RefHeading___Toc354_2849791591"/>Apartado B<text:bookmark-end text:name="__RefHeading___Toc354_2849791591"/></text:h>
      <text:p text:style-name="P24">Las impresiones que hacen los hilos, ¿son consecutivas o están desordenadas con las de los demás hilos? ¿Cuál de las opciones consideras que es la correcta? Justifica la respuesta.</text:p>
      <text:p text:style-name="P24"/>
      <text:p text:style-name="P27">Las impresiones realizadas por los diferentes hilos se realizan de forma desordenada según cada proceso llegue a la sección crítica. Esto es porque los procesos se ejecutan <text:span text:style-name="T16">en</text:span> un orden parcial, es decir, que los procesos se pueden ejecutar en un orden diferente al llamado. <text:span text:style-name="T16">S</text:span>in embargo, es probable que la primera llamada sí que sigan dicho orden y se vallan cambiando mientras las instrucciones de los procesos se vayan entremezclando.</text:p>
      <text:p text:style-name="P27">En este ejercicio, parece que <text:span text:style-name="T14">los procesos se están ejecutando de forma síncrona, </text:span><text:span text:style-name="T16">en</text:span><text:span text:style-name="T14"> un orden total, porque el primer hilos en terminar es el primero y </text:span><text:span text:style-name="T16">sigue el </text:span><text:span text:style-name="T14">orden hasta el final. </text:span><text:span text:style-name="T16">No obstante</text:span><text:span text:style-name="T14">, es probable que esto se deba a que l</text:span><text:span text:style-name="T16">a cantidad de código a ejecutar es </text:span><text:span text:style-name="T14">muy pequeñ</text:span><text:span text:style-name="T16">a</text:span><text:span text:style-name="T14"> y </text:span><text:span text:style-name="T16">es igual de larga </text:span><text:span text:style-name="T14">en todos ellos. Es posible, que para poder observar la diferencia sea necesario un problema de mayor magnitud y/o que l</text:span><text:span text:style-name="T16">a ejecución varíe </text:span><text:span text:style-name="T14">según la entrada. Si se quisiera observar en este problema, se podría pausar la función del proceso una cantidad aleatoria de segundos </text:span><text:span text:style-name="T15">(por ejemplo, entre 0 y 3)</text:span><text:span text:style-name="T14">.</text:span></text:p>
      <text:h text:style-name="Heading_20_3" text:outline-level="3"><text:bookmark-start text:name="__RefHeading___Toc356_2849791591"/>Apartado C<text:bookmark-end text:name="__RefHeading___Toc356_2849791591"/></text:h>
      <text:p text:style-name="P25">Si no usaras ningún mecanismo para sincronización, ¿cómo podría ser la salida en pantalla del programa anterior?</text:p>
      <text:p text:style-name="P29">Desconozco exactamente cómo se comunica las función <text:span text:style-name="T8">System.out.println</text:span> con la salida estándar, pero <text:span text:style-name="T17">parece</text:span> utiliza<text:span text:style-name="T17">r (por las pruebas que he realizado)</text:span> un buffer de strings y consideramos que cada llamada inserta el mensaje correspondiente en la cola.</text:p>
      <text:p text:style-name="P28"><text:span text:style-name="T17">Dado este caso, </text:span>mi programa debería seguir ejecutando correctamente <text:span text:style-name="T17">y</text:span>a que solo realizo una llamada por proceso. Sin embargo, si hubiese realizado varias llamadas, una <text:soft-page-break/>por cada línea que imprime el proceso, se podrían haber mezclado l<text:span text:style-name="T17">as</text:span> líneas <text:s/><text:span text:style-name="T17">de distintos procesos </text:span>creado un mensaje difícil de leer <text:span text:style-name="T17">o resultar imposible asociar el valor del programa con su id</text:span>. </text:p>
      <text:p text:style-name="P28"/>
      <text:h text:style-name="P14" text:outline-level="2"><text:bookmark-start text:name="__RefHeading___Toc2440_2849791591"/>Recursos No Compartibles Y Sincronización<text:bookmark-end text:name="__RefHeading___Toc2440_2849791591"/></text:h>
      <text:p text:style-name="P33">Como se ha mencionado en las cuestiones, el único recurso no compatible de este es la pantalla. </text:p>
      <text:p text:style-name="P33">En cuanto a sincronización no ha necesitado ninguna sincronización de la concurrencia y el único semáforo utilizado ha sido el cerrojo que tienen todos los procesos. El único orden que debe seguir la ejecución, es:</text:p>
      <text:list text:style-name="L1">
        <text:list-item>
          <text:p text:style-name="P34">Determinar valor array de escritura si no viene dado</text:p>
        </text:list-item>
        <text:list-item>
          <text:p text:style-name="P34">Inicializar procesos</text:p>
        </text:list-item>
        <text:list-item>
          <text:p text:style-name="P34">Ejecutar procesos y esperar que terminen</text:p>
        </text:list-item>
        <text:list-item>
          <text:p text:style-name="P34">Calcular suma total del array de escritura, editado por los procesos.</text:p>
        </text:list-item>
      </text:list>
      <text:p text:style-name="P33">Esta “sincronización” ocurren debido a que estas acciones se realizan en el hilo principal que es síncron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font-variant="small-caps" fo:color="#000000" loext:opacity="100%" style:font-name="Vemana20001" fo:font-family="Vemana2000"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Liberation Sans1"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variant="small-caps" fo:color="#000000" loext:opacity="100%" style:font-name="Vemana20001" fo:font-family="Vemana2000" style:font-style-name="Normal" style:font-pitch="variable" fo:font-size="150%"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variant="small-caps" fo:color="#000000" loext:opacity="100%" style:font-name="Vemana2000" fo:font-family="Vemana2000" style:font-style-name="Itálica" style:font-pitch="variable" fo:font-size="135%" fo:font-style="normal" fo:font-weight="normal" style:text-blinking="fals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15%"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4pt" fo:font-style="normal" fo:font-weight="normal"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7f7f7f" loext:opacity="100%" style:font-name="arial" fo:font-family="arial" style:font-style-name="Normal" style:font-family-generic="swiss"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17393" officeooo:paragraph-rsid="0029b662"/>
    </style:style>
    <style:style style:name="MT1" style:family="text">
      <style:text-properties officeooo:rsid="002ada16"/>
    </style:style>
    <style:style style:name="MT2" style:family="text">
      <style:text-properties fo:color="#7f7f7f" loext:opacity="100%" style:font-name="arial" fo:font-size="10pt" officeooo:rsid="002ada16"/>
    </style:style>
    <style:style style:name="MT3" style:family="text">
      <style:text-properties fo:color="#7f7f7f" loext:opacity="100%" style:font-name="arial" fo:font-size="10pt" officeooo:rsid="0029b662"/>
    </style:style>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3</text:span>º <text:span text:style-name="MT1">Curso</text:span><text:tab/><text:span text:style-name="MT1">Universidad de Murcia</text:span><text:tab/><text:span text:style-name="MT2">10</text:span>/<text:span text:style-name="MT3">0</text:span><text:span text:style-name="MT2">2</text:span><text:span text:style-name="MT3">/</text:span>202<text:span text:style-name="MT1">4</text:span></text:p>
      </style:header>
      <style:footer>
        <text:p text:style-name="Footer"><text:tab/><text:span text:style-name="MT4"><text:page-number text:select-page="current">11</text:page-number></text:span></text:p>
      </style:footer>
    </style:master-page>
    <style:master-page style:name="Index" style:page-layout-name="Mpm2"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0T16:47:14.540000000</meta:creation-date>
    <meta:editing-duration>PT2H15M23S</meta:editing-duration>
    <meta:editing-cycles>18</meta:editing-cycles>
    <meta:generator>LibreOffice/7.4.1.2$Windows_X86_64 LibreOffice_project/3c58a8f3a960df8bc8fd77b461821e42c061c5f0</meta:generator>
    <dc:title>PlantillaDAM2</dc:title>
    <dc:date>2024-02-10T19:02:45.491000000</dc:date>
    <meta:document-statistic meta:table-count="0" meta:image-count="0" meta:object-count="0" meta:page-count="11" meta:paragraph-count="266" meta:word-count="1836" meta:character-count="11736" meta:non-whitespace-character-count="9802"/>
    <meta:template xlink:type="simple" xlink:actuate="onRequest" xlink:title="PlantillaDAM2" xlink:href="../../../../AppData/Roaming/LibreOffice/4/user/template/PlantillaDAM2.ott" meta:date="2024-02-10T16:47:14.317000000"/>
  </office:meta>
</office:document-meta>
</file>